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fdb8e" officeooo:paragraph-rsid="001fdb8e"/>
    </style:style>
    <style:style style:name="P2" style:family="paragraph" style:parent-style-name="Standard">
      <style:text-properties officeooo:rsid="001fdb8e" officeooo:paragraph-rsid="001fdb8e"/>
    </style:style>
    <style:style style:name="P3" style:family="paragraph" style:parent-style-name="Standard">
      <style:text-properties fo:color="#666666" loext:opacity="100%" style:font-name="Liberation Mono" fo:font-size="10pt" officeooo:rsid="00207c02" officeooo:paragraph-rsid="00207c02" style:font-size-asian="10pt" style:font-size-complex="10pt"/>
    </style:style>
    <style:style style:name="P4" style:family="paragraph" style:parent-style-name="Standard">
      <style:text-properties fo:color="#666666" loext:opacity="100%" style:font-name="Liberation Mono" fo:font-size="10pt" officeooo:rsid="001fdb8e" officeooo:paragraph-rsid="00207c02" style:font-size-asian="10pt" style:font-size-complex="10pt"/>
    </style:style>
    <style:style style:name="P5" style:family="paragraph" style:parent-style-name="Standard">
      <style:text-properties fo:color="#666666" loext:opacity="100%" style:font-name="Liberation Mono" fo:font-size="10pt" officeooo:rsid="001fdb8e" officeooo:paragraph-rsid="001fdb8e" style:font-size-asian="10pt" style:font-size-complex="10pt"/>
    </style:style>
    <style:style style:name="T1" style:family="text">
      <style:text-properties officeooo:rsid="00207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a and Hamza’s Deluxe Script Suite</text:p>
      <text:p text:style-name="P1"/>
      <text:p text:style-name="P1">Order of Operations</text:p>
      <text:p text:style-name="P1"/>
      <text:p text:style-name="P2"/>
      <text:p text:style-name="P3"># Install parallel, sshpass</text:p>
      <text:p text:style-name="P4"># Pull the repo</text:p>
      <text:p text:style-name="P5">git clone https://github.com/UMBCCyberDawgs/cyberscripts.git –depth=1</text:p>
      <text:p text:style-name="P5">cd cyberscripts/<text:span text:style-name="T1">minzero</text:span></text:p>
      <text:p text:style-name="P5"># initiate hacking sequence</text:p>
      <text:p text:style-name="P3">chmod +x deploy.sh</text:p>
      <text:p text:style-name="P3">./deploy.sh olduser oldpassw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18:20:44.046118619</meta:creation-date>
    <dc:date>2026-03-12T01:05:19.457263423</dc:date>
    <meta:editing-duration>PT1H49M24S</meta:editing-duration>
    <meta:editing-cycles>3</meta:editing-cycles>
    <meta:generator>LibreOffice/25.8.5.2$Linux_X86_64 LibreOffice_project/580$Build-2</meta:generator>
    <meta:document-statistic meta:table-count="0" meta:image-count="0" meta:object-count="0" meta:page-count="1" meta:paragraph-count="9" meta:word-count="33" meta:character-count="263" meta:non-whitespace-character-count="239"/>
  </office:meta>
</office:document-meta>
</file>